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6.999cm" style:rel-column-width="16675*"/>
    </style:style>
    <style:style style:name="Table3.B" style:family="table-column">
      <style:table-column-properties style:column-width="20.507cm" style:rel-column-width="4886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ext_20_body">
      <style:text-properties style:font-name="Cambria" fo:font-weight="bold" style:font-weight-asian="bold" style:font-weight-complex="bold"/>
    </style:style>
    <style:style style:name="P6" style:family="paragraph" style:parent-style-name="Heading_20_1">
      <style:text-properties style:font-name="Cambria" fo:language="ru" fo:country="RU" fo:font-weight="normal" style:font-weight-asian="normal" style:font-weight-complex="normal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Файл</text:h>
          </table:table-cell>
        </table:table-row>
        <table:table-row table:style-name="Table1.2">
          <table:table-cell table:style-name="Table1.A2" office:value-type="string">
            <text:p text:style-name="P3">Содержит команды, которые позволяют пользователю создавать, открывать и закрывать проекты, осуществлять работу с библиотекой элементов и производить настройку среды <text:span text:style-name="T1">SimInTech.</text:span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Команда</text:p>
                </table:table-cell>
                <table:table-cell table:style-name="Table3.B1" office:value-type="string">
                  <text:p text:style-name="P5">Описание</text:p>
                </table:table-cell>
              </table:table-row>
              <table:table-row>
                <table:table-cell table:style-name="Table3.A2" office:value-type="string">
                  <text:p text:style-name="P5">Новый проект</text:p>
                </table:table-cell>
                <table:table-cell table:style-name="Table3.B2" office:value-type="string">
                  <text:p text:style-name="P2">Создает новое схемное окно проекта или новый пакет проектов.</text:p>
                  <text:p text:style-name="P2">Выпадающее меню содержит следующие подпункты:</text:p>
                  <text:list xml:id="list8620421718163647410" text:style-name="L1">
                    <text:list-item>
                      <text:p text:style-name="P7">Пустой проект – создание нового проекта с пустыми параметрами расчета;</text:p>
                    </text:list-item>
                    <text:list-item>
                      <text:p text:style-name="P7">Пакет – создание нового пакета проектов;</text:p>
                    </text:list-item>
                    <text:list-item>
                      <text:p text:style-name="P7">Схема ТРР – создание нового проекта в соответствии с шаблоном для схемы ТРР;</text:p>
                    </text:list-item>
                    <text:list-item>
                      <text:p text:style-name="P7">Схема автоматики – создание нового проекта автоматики МВТУ;</text:p>
                    </text:list-item>
                    <text:list-item>
                      <text:p text:style-name="P7">Схема теплогидравлики – создание нового проекта в соответствии с шаблоном для схемы теплогидравлики <text:span text:style-name="T1">(</text:span><text:span text:style-name="T2">для теплогидравлического </text:span>кода <text:span text:style-name="T1">HS, </text:span><text:span text:style-name="T2">входящего в среду </text:span><text:span text:style-name="T1">SimInTech)</text:span>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5">Открыть...</text:p>
                </table:table-cell>
                <table:table-cell table:style-name="Table3.B2" office:value-type="string">
                  <text:p text:style-name="P3">Открывает диалоговое окно для загрузки ранее сохраненного проекта.</text:p>
                </table:table-cell>
              </table:table-row>
              <table:table-row>
                <table:table-cell table:style-name="Table3.A2" office:value-type="string">
                  <text:p text:style-name="P4">История</text:p>
                </table:table-cell>
                <table:table-cell table:style-name="Table3.B2" office:value-type="string">
                  <text:p text:style-name="P3">Выводит список проектов, с которыми ранее работал пользователь.</text:p>
                </table:table-cell>
              </table:table-row>
              <table:table-row>
                <table:table-cell table:style-name="Table3.A2" office:value-type="string">
                  <text:p text:style-name="P4">Открыть старую версию...</text:p>
                </table:table-cell>
                <table:table-cell table:style-name="Table3.B2" office:value-type="string">
                  <text:p text:style-name="P3">Открывает диалоговое окно с возможностью загрузки ранее сохраненной версии текущего проекта.</text:p>
                </table:table-cell>
              </table:table-row>
              <table:table-row>
                <table:table-cell table:style-name="Table3.A2" office:value-type="string">
                  <text:p text:style-name="P4">Сохранить проект</text:p>
                </table:table-cell>
                <table:table-cell table:style-name="Table3.B2" office:value-type="string">
                  <text:p text:style-name="P3">Сохраняет текущий проект.</text:p>
                </table:table-cell>
              </table:table-row>
              <table:table-row>
                <table:table-cell table:style-name="Table3.A2" office:value-type="string">
                  <text:p text:style-name="P4">Сохранить проект как...</text:p>
                </table:table-cell>
                <table:table-cell table:style-name="Table3.B2" office:value-type="string">
                  <text:p text:style-name="P3">Открывает диалоговое окно для сохранения текущего проекта в файл с новым именем или в другом месте.</text:p>
                </table:table-cell>
              </table:table-row>
              <table:table-row>
                <table:table-cell table:style-name="Table3.A2" office:value-type="string">
                  <text:p text:style-name="P4">Сохранить страницу</text:p>
                </table:table-cell>
                <table:table-cell table:style-name="Table3.B2" office:value-type="string">
                  <text:p text:style-name="P3">Сохраняет текущую страницу проекта в файл.</text:p>
                </table:table-cell>
              </table:table-row>
              <table:table-row>
                <table:table-cell table:style-name="Table3.A2" office:value-type="string">
                  <text:p text:style-name="P4">Сохранить страницу как...</text:p>
                </table:table-cell>
                <table:table-cell table:style-name="Table3.B2" office:value-type="string">
                  <text:p text:style-name="P3">Открывает диалоговое окно для сохранения текущей страницы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4">Сохранить все страницы</text:p>
                </table:table-cell>
                <table:table-cell table:style-name="Table3.B2" office:value-type="string">
                  <text:p text:style-name="P3">Сохраняет все изменённые страницы одного проекта в файл(ы), вместе с изменёнными субмоделями, загружаемыми из файлов.</text:p>
                </table:table-cell>
              </table:table-row>
              <table:table-row>
                <table:table-cell table:style-name="Table3.A2" office:value-type="string">
                  <text:p text:style-name="P4">Закрыть</text:p>
                </table:table-cell>
                <table:table-cell table:style-name="Table3.B2" office:value-type="string">
                  <text:p text:style-name="P3">Закрывает активный проект без выхода из среды <text:span text:style-name="T1">SimInTech</text:span>.</text:p>
                </table:table-cell>
              </table:table-row>
              <table:table-row>
                <table:table-cell table:style-name="Table3.A2" office:value-type="string">
                  <text:p text:style-name="P4">Перегрузить страницы</text:p>
                </table:table-cell>
                <table:table-cell table:style-name="Table3.B2" office:value-type="string">
                  <text:p text:style-name="P3">Перезагрузагружает страницы, загруженные по ссылкам.</text:p>
                </table:table-cell>
              </table:table-row>
              <table:table-row>
                <table:table-cell table:style-name="Table3.A2" office:value-type="string">
                  <text:p text:style-name="P4">Согласовать страницы</text:p>
                </table:table-cell>
                <table:table-cell table:style-name="Table3.B2" office:value-type="string">
                  <text:p text:style-name="P3">Приводит страницы, загружаемые из одного и того же файла, к общему виду.</text:p>
                </table:table-cell>
              </table:table-row>
              <table:table-row>
                <table:table-cell table:style-name="Table3.A2" office:value-type="string">
                  <text:p text:style-name="P4">Задать пароль страницы</text:p>
                </table:table-cell>
                <table:table-cell table:style-name="Table3.B2" office:value-type="string">
                  <text:p text:style-name="P3">Открывает диалоговое окно задания пароля для активной страницы проекта.</text:p>
                </table:table-cell>
              </table:table-row>
              <table:table-row>
                <table:table-cell table:style-name="Table3.A2" office:value-type="string">
                  <text:p text:style-name="P4">Сохранить все проекты</text:p>
                </table:table-cell>
                <table:table-cell table:style-name="Table3.B2" office:value-type="string">
                  <text:p text:style-name="P3">Сохраня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4">Закрыть все</text:p>
                </table:table-cell>
                <table:table-cell table:style-name="Table3.B2" office:value-type="string">
                  <text:p text:style-name="P3">Закрыва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4">Печать...</text:p>
                </table:table-cell>
                <table:table-cell table:style-name="Table3.B2" office:value-type="string">
                  <text:p text:style-name="P3">Запускает печать содержимого окна текущей субмодели проекта.</text:p>
                </table:table-cell>
              </table:table-row>
              <table:table-row>
                <table:table-cell table:style-name="Table3.A2" office:value-type="string">
                  <text:p text:style-name="P4">Печать с субмоделями...</text:p>
                </table:table-cell>
                <table:table-cell table:style-name="Table3.B2" office:value-type="string">
                  <text:p text:style-name="P3">Запускает печать содержимого окон всех субмоделей проекта.</text:p>
                </table:table-cell>
              </table:table-row>
              <table:table-row>
                <table:table-cell table:style-name="Table3.A2" office:value-type="string">
                  <text:p text:style-name="P4">Настройки печати...</text:p>
                </table:table-cell>
                <table:table-cell table:style-name="Table3.B2" office:value-type="string">
                  <text:p text:style-name="P3">Открывает диалоговое окно, содержащего настройки печати (отступы, область печати, наличие сетки и т. д.).</text:p>
                </table:table-cell>
              </table:table-row>
              <table:table-row>
                <table:table-cell table:style-name="Table3.A2" office:value-type="string">
                  <text:p text:style-name="P4">Загрузить библиотеку...</text:p>
                </table:table-cell>
                <table:table-cell table:style-name="Table3.B2" office:value-type="string">
                  <text:p text:style-name="P3">Открывает диалоговое окно для загрузки библиотеки элементов из файла.</text:p>
                </table:table-cell>
              </table:table-row>
              <table:table-row>
                <table:table-cell table:style-name="Table3.A2" office:value-type="string">
                  <text:p text:style-name="P4">Редактировать библиотеку...</text:p>
                </table:table-cell>
                <table:table-cell table:style-name="Table3.B2" office:value-type="string">
                  <text:p text:style-name="P3">Открывает диалоговое окно редактора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4">Сохранить в библиотеку...</text:p>
                </table:table-cell>
                <table:table-cell table:style-name="Table3.B2" office:value-type="string">
                  <text:p text:style-name="P3">Сохраняет выделенный блок или часть структурной схемы в библиотеку элементов.</text:p>
                </table:table-cell>
              </table:table-row>
              <table:table-row>
                <table:table-cell table:style-name="Table3.A2" office:value-type="string">
                  <text:p text:style-name="P4">Сохранить в файл...</text:p>
                </table:table-cell>
                <table:table-cell table:style-name="Table3.B2" office:value-type="string">
                  <text:p text:style-name="P3">Сохраняет параметры выделенного графического контейнера в файл (с расширением «.elt»).</text:p>
                </table:table-cell>
              </table:table-row>
              <table:table-row>
                <table:table-cell table:style-name="Table3.A2" office:value-type="string">
                  <text:p text:style-name="P4">Заменить группы из файла...</text:p>
                </table:table-cell>
                <table:table-cell table:style-name="Table3.B2" office:value-type="string">
                  <text:p text:style-name="P3">Заменяет параметры выделенных графических контейнеров на параметры, сохраненные в файле.</text:p>
                </table:table-cell>
              </table:table-row>
              <table:table-row>
                <table:table-cell table:style-name="Table3.A2" office:value-type="string">
                  <text:p text:style-name="P4">Заменить набор <text:soft-page-break/>параметров...</text:p>
                </table:table-cell>
                <table:table-cell table:style-name="Table3.B2" office:value-type="string">
                  <text:p text:style-name="P3">Заменяет параметры выделенных блоков на параметры, сохраненные в файле (включая значения параметров).</text:p>
                </table:table-cell>
              </table:table-row>
              <table:table-row>
                <table:table-cell table:style-name="Table3.A2" office:value-type="string">
                  <text:p text:style-name="P4">Обновить набор параметров...</text:p>
                </table:table-cell>
                <table:table-cell table:style-name="Table3.B2" office:value-type="string">
                  <text:p text:style-name="P3">Заменяет параметры выделенных блоков на параметры,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4">Сохранить набор параметров...</text:p>
                </table:table-cell>
                <table:table-cell table:style-name="Table3.B2" office:value-type="string">
                  <text:p text:style-name="P3">Сохраняет параметры выделенного блока в файл (с расширением «ps»).</text:p>
                </table:table-cell>
              </table:table-row>
              <table:table-row>
                <table:table-cell table:style-name="Table3.A2" office:value-type="string">
                  <text:p text:style-name="P4">Добавить в список обновления...</text:p>
                </table:table-cell>
                <table:table-cell table:style-name="Table3.B2" office:value-type="string">
                  <text:p text:style-name="P3">Добавляет выделенный блок в список обновлений. При загрузке проектов, в которых присутствуют блоки данного типа, набор параметров для этих блоков заменяется на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4">Параметры...</text:p>
                </table:table-cell>
                <table:table-cell table:style-name="Table3.B2" office:value-type="string">
                  <text:p text:style-name="P3">Открывает диалоговое окно, в котором настройка основных параметров программы (вид, рабочие папки и файлы).</text:p>
                </table:table-cell>
              </table:table-row>
              <table:table-row>
                <table:table-cell table:style-name="Table3.A2" office:value-type="string">
                  <text:p text:style-name="P4">Выход из программы</text:p>
                </table:table-cell>
                <table:table-cell table:style-name="Table3.B2" office:value-type="string">
                  <text:p text:style-name="P3">Завершает работу со средой <text:span text:style-name="T1">SimInTech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</dc:title>
    <dc:date>2016-05-20T18:23:16.53</dc:date>
    <meta:generator>OpenOffice/4.1.2$Win32 OpenOffice.org_project/412m3$Build-9782</meta:generator>
    <meta:editing-duration>P1DT6H50M36S</meta:editing-duration>
    <meta:editing-cycles>133</meta:editing-cycles>
    <meta:document-statistic meta:table-count="2" meta:image-count="0" meta:object-count="0" meta:page-count="2" meta:paragraph-count="68" meta:word-count="460" meta:character-count="3518"/>
    <meta:user-defined meta:name="Поле 1"/>
    <meta:user-defined meta:name="Поле 2"/>
    <meta:user-defined meta:name="Поле 3"/>
    <meta:user-defined meta:name="Поле 4"/>
  </office:meta>
</office:document-meta>
</file>